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rincipales mejoras necesarias</text:span></text:h>
      <text:h text:style-name="Heading_20_3" text:outline-level="3">1. <text:span text:style-name="Strong_20_Emphasis">Unificación de usuarios, clientes y proveedores</text:span></text:h>
      <text:list text:style-name="L1">
        <text:list-item>
          <text:p text:style-name="P1">Actualmente tienes tablas separadas (<text:span text:style-name="Source_20_Text">clientes</text:span>, <text:span text:style-name="Source_20_Text">usuarios</text:span>, <text:span text:style-name="Source_20_Text">proveedores</text:span>).</text:p>
        </text:list-item>
        <text:list-item>
          <text:p text:style-name="P1">Mejor: usar una tabla <text:span text:style-name="Strong_20_Emphasis">entidades/contactos</text:span> única, con un campo de <text:span text:style-name="Strong_20_Emphasis">tipo/rol</text:span> (cliente, proveedor, técnico, etc.).</text:p>
        </text:list-item>
        <text:list-item>
          <text:p text:style-name="P1">Esto es lo que hacen Odoo (<text:span text:style-name="Source_20_Text">res_partner</text:span>) y Zoho (<text:span text:style-name="Source_20_Text">Accounts</text:span>/<text:span text:style-name="Source_20_Text">Contacts</text:span>).</text:p>
        </text:list-item>
      </text:list>
      <text:p text:style-name="Text_20_body">✅ Beneficio: menos duplicación de datos y más flexibilidad en relaciones.</text:p>
      <text:p text:style-name="Horizontal_20_Line"/>
      <text:h text:style-name="Heading_20_3" text:outline-level="3">2. <text:span text:style-name="Strong_20_Emphasis">Gestión avanzada de tickets/servicios</text:span></text:h>
      <text:list text:style-name="L2">
        <text:list-item>
          <text:p text:style-name="P2"><text:span text:style-name="Source_20_Text">hojas_servicio</text:span> funciona como orden de trabajo básica.</text:p>
        </text:list-item>
        <text:list-item>
          <text:p text:style-name="P2">Podrías:</text:p>
          <text:list>
            <text:list-item>
              <text:p text:style-name="P2">Separar <text:span text:style-name="Strong_20_Emphasis">tickets genéricos</text:span> y <text:span text:style-name="Strong_20_Emphasis">órdenes de servicio</text:span>.</text:p>
            </text:list-item>
            <text:list-item>
              <text:p text:style-name="P2">Añadir <text:span text:style-name="Strong_20_Emphasis">categorías, prioridad, impacto, urgencia</text:span> (como ServiceNow y GLPI).</text:p>
            </text:list-item>
            <text:list-item>
              <text:p text:style-name="P2">Definir <text:span text:style-name="Strong_20_Emphasis">SLA</text:span> (tiempos de respuesta y resolución).</text:p>
            </text:list-item>
          </text:list>
        </text:list-item>
      </text:list>
      <text:p text:style-name="Text_20_body">✅ Beneficio: mejor control de la carga de trabajo y de los compromisos con clientes.</text:p>
      <text:p text:style-name="Horizontal_20_Line"/>
      <text:h text:style-name="Heading_20_3" text:outline-level="3">3. <text:span text:style-name="Strong_20_Emphasis">Automatización y workflows</text:span></text:h>
      <text:list text:style-name="L3">
        <text:list-item>
          <text:p text:style-name="P3">Tu sistema actual requiere asignación manual de técnicos.</text:p>
        </text:list-item>
        <text:list-item>
          <text:p text:style-name="P3">Mejoras posibles:</text:p>
          <text:list>
            <text:list-item>
              <text:p text:style-name="P3">Reglas de asignación automática (por zona, especialidad, carga de trabajo).</text:p>
            </text:list-item>
            <text:list-item>
              <text:p text:style-name="P3">Escalado automático si un ticket no se atiende en X tiempo.</text:p>
            </text:list-item>
          </text:list>
        </text:list-item>
      </text:list>
      <text:p text:style-name="Text_20_body">✅ Beneficio: menos errores humanos, mejor velocidad de respuesta.</text:p>
      <text:p text:style-name="Horizontal_20_Line"/>
      <text:h text:style-name="Heading_20_3" text:outline-level="3">4. <text:span text:style-name="Strong_20_Emphasis">Inventario y stock histórico</text:span></text:h>
      <text:list text:style-name="L4">
        <text:list-item>
          <text:p text:style-name="P4">Actualmente gestionas stock en <text:span text:style-name="Source_20_Text">productos</text:span> y <text:span text:style-name="Source_20_Text">materiales_usados</text:span>.</text:p>
        </text:list-item>
        <text:list-item>
          <text:p text:style-name="P4">Mejor: añadir una tabla de <text:span text:style-name="Strong_20_Emphasis">movimientos de stock</text:span> (entradas, salidas, ajustes).</text:p>
        </text:list-item>
        <text:list-item>
          <text:p text:style-name="P4">Esto te permitiría tener <text:span text:style-name="Strong_20_Emphasis">historial de existencias</text:span> como en Odoo y Zoho Inventory.</text:p>
        </text:list-item>
      </text:list>
      <text:p text:style-name="Text_20_body">✅ Beneficio: trazabilidad de materiales y control de pérdidas.</text:p>
      <text:p text:style-name="Horizontal_20_Line"/>
      <text:h text:style-name="Heading_20_3" text:outline-level="3"><text:soft-page-break/>5. <text:span text:style-name="Strong_20_Emphasis">Facturación mejorada</text:span></text:h>
      <text:list text:style-name="L5">
        <text:list-item>
          <text:p text:style-name="P5">Tienes <text:span text:style-name="Source_20_Text">facturas</text:span> ligadas a servicios, pero sin detalle de líneas múltiples.</text:p>
        </text:list-item>
        <text:list-item>
          <text:p text:style-name="P5">Mejor: separar en <text:span text:style-name="Strong_20_Emphasis">factura cabecera</text:span> + <text:span text:style-name="Strong_20_Emphasis">factura detalle</text:span>.</text:p>
        </text:list-item>
        <text:list-item>
          <text:p text:style-name="P5">Permitir varios conceptos, impuestos, descuentos.</text:p>
        </text:list-item>
      </text:list>
      <text:p text:style-name="Text_20_body">✅ Beneficio: más flexibilidad, compatible con normativa contable.</text:p>
      <text:p text:style-name="Horizontal_20_Line"/>
      <text:h text:style-name="Heading_20_3" text:outline-level="3">6. <text:span text:style-name="Strong_20_Emphasis">Adjuntos y notas</text:span></text:h>
      <text:list text:style-name="L6">
        <text:list-item>
          <text:p text:style-name="P6">Actualmente solo hay observaciones en servicios.</text:p>
        </text:list-item>
        <text:list-item>
          <text:p text:style-name="P6">Añadir tablas de:</text:p>
          <text:list>
            <text:list-item>
              <text:p text:style-name="P6"><text:span text:style-name="Strong_20_Emphasis">adjuntos</text:span> (para guardar documentos, fotos, firmas).</text:p>
            </text:list-item>
            <text:list-item>
              <text:p text:style-name="P6"><text:span text:style-name="Strong_20_Emphasis">comentarios/notas</text:span> con historial.</text:p>
            </text:list-item>
          </text:list>
        </text:list-item>
      </text:list>
      <text:p text:style-name="Text_20_body">✅ Beneficio: documentación completa de cada caso.</text:p>
      <text:p text:style-name="Horizontal_20_Line"/>
      <text:h text:style-name="Heading_20_3" text:outline-level="3">7. <text:span text:style-name="Strong_20_Emphasis">Auditoría y trazabilidad</text:span></text:h>
      <text:list text:style-name="L7">
        <text:list-item>
          <text:p text:style-name="P7">Tu sistema no guarda quién creó/modificó registros.</text:p>
        </text:list-item>
        <text:list-item>
          <text:p text:style-name="P7">Añadir campos como:</text:p>
          <text:list>
            <text:list-item>
              <text:p text:style-name="P7"><text:span text:style-name="Source_20_Text">created_by</text:span>, <text:span text:style-name="Source_20_Text">created_at</text:span>, <text:span text:style-name="Source_20_Text">updated_by</text:span>, <text:span text:style-name="Source_20_Text">updated_at</text:span>.</text:p>
            </text:list-item>
          </text:list>
        </text:list-item>
      </text:list>
      <text:p text:style-name="Text_20_body">✅ Beneficio: seguridad, control de cambios, cumplimiento normativo.</text:p>
      <text:p text:style-name="Horizontal_20_Line"/>
      <text:h text:style-name="Heading_20_3" text:outline-level="3">8. <text:span text:style-name="Strong_20_Emphasis">Reportes y métricas</text:span></text:h>
      <text:list text:style-name="L8">
        <text:list-item>
          <text:p text:style-name="P8">Actualmente no hay reporting.</text:p>
        </text:list-item>
        <text:list-item>
          <text:p text:style-name="P8">Podrías añadir un módulo de <text:span text:style-name="Strong_20_Emphasis">KPIs</text:span>:</text:p>
          <text:list>
            <text:list-item>
              <text:p text:style-name="P8">Número de servicios atendidos.</text:p>
            </text:list-item>
            <text:list-item>
              <text:p text:style-name="P8">Tiempo medio de resolución.</text:p>
            </text:list-item>
            <text:list-item>
              <text:p text:style-name="P8">Materiales más usados.</text:p>
            </text:list-item>
            <text:list-item>
              <text:p text:style-name="P8">Facturación mensual.</text:p>
            </text:list-item>
          </text:list>
        </text:list-item>
      </text:list>
      <text:p text:style-name="Text_20_body">✅ Beneficio: tomar decisiones con datos.</text:p>
      <text:p text:style-name="Horizontal_20_Line"/>
      <text:h text:style-name="Heading_20_2" text:outline-level="2">🚀 <text:span text:style-name="Strong_20_Emphasis">Opciones de evolución</text:span></text:h>
      <text:list text:style-name="L9">
        <text:list-item>
          <text:p text:style-name="P9">Si tu objetivo es crecer hacia un <text:span text:style-name="Strong_20_Emphasis">ERP</text:span> → seguir el camino de Odoo (modularidad, todo integrado).</text:p>
        </text:list-item>
        <text:list-item>
          <text:p text:style-name="P9"><text:soft-page-break/>Si buscas un <text:span text:style-name="Strong_20_Emphasis">Helpdesk profesional</text:span> → orientarlo hacia GLPI o Zoho Desk (enfoque en soporte y clientes).</text:p>
        </text:list-item>
        <text:list-item>
          <text:p text:style-name="P9">Si apuntas a <text:span text:style-name="Strong_20_Emphasis">ITSM enterprise</text:span> → inspirarte en ServiceNow (workflows avanzados, CMDB, SLA).</text:p>
        </text:list-item>
      </text:list>
      <text:p text:style-name="Horizontal_20_Line"/>
      <text:p text:style-name="Text_20_body">📌 En resumen:<text:line-break/>Tu sistema ya cubre lo básico (clientes, técnicos, servicios, materiales y facturas).<text:line-break/>Para crecer, deberías enfocarte en: <text:span text:style-name="Strong_20_Emphasis">unificación de datos, trazabilidad, automatización, SLA, inventario histórico y reporting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3:39:57.455582100</meta:creation-date>
    <dc:date>2025-10-13T13:40:28.039560500</dc:date>
    <meta:editing-duration>PT31S</meta:editing-duration>
    <meta:editing-cycles>1</meta:editing-cycles>
    <meta:document-statistic meta:table-count="0" meta:image-count="0" meta:object-count="0" meta:page-count="3" meta:paragraph-count="53" meta:word-count="431" meta:character-count="2849" meta:non-whitespace-character-count="2505"/>
    <meta:generator>LibreOffice/25.8.1.1$Windows_X86_64 LibreOffice_project/54047653041915e595ad4e45cccea684809c77b5</meta:generator>
  </office:meta>
</office:document-meta>
</file>